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dcb" officeooo:paragraph-rsid="0002cdcb"/>
    </style:style>
    <style:style style:name="P2" style:family="paragraph" style:parent-style-name="Standard">
      <style:text-properties style:font-name="Liberation Sans" fo:font-size="12pt" fo:font-weight="bold" officeooo:rsid="0002cdcb" officeooo:paragraph-rsid="0002cdc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02cdcb" officeooo:paragraph-rsid="0002cdc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03077f" officeooo:paragraph-rsid="0003077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02cdc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03077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3077f"/>
    </style:style>
    <style:style style:name="T1" style:family="text">
      <style:text-properties officeooo:rsid="0002cdcb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03077f" style:text-blinking="false" fo:background-color="transparent" loext:char-shading-value="0"/>
    </style:style>
    <style:style style:name="T10" style:family="text">
      <style:text-properties fo:font-weight="normal" officeooo:rsid="0002cdcb" style:font-weight-asian="normal" style:font-weight-complex="normal"/>
    </style:style>
    <style:style style:name="T11" style:family="text">
      <style:text-properties officeooo:rsid="00030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 Autoavaluació <text:s/>M9 <text:s/>UF1 <text:s/>Criptografia i Seguretat</text:p>
      <text:p text:style-name="P2"/>
      <text:p text:style-name="P3">1) Un algoritme hash rep una cadena de text A i retorna un bloc de dades, si el mateix algoritme rep una cadena de text B de longitud diferent a la A, és possible que l’algoritme retorni un bloc de dades de diferent tamany?</text:p>
      <text:p text:style-name="P3"/>
      <text:p text:style-name="P3">2) Es pot fer servir un algoritme de xifrat simètric amb clau compartida per a comunicar-se per un canal? Quin problema tindrem?</text:p>
      <text:p text:style-name="P3"/>
      <text:p text:style-name="P5"><text:span text:style-name="T1">3) </text:span><text:bookmark text:name="docs-internal-guid-81d6ac57-7fff-e17b-cb73-87fe6b018e2d"/><text:span text:style-name="T8">Què és el vector d’inicialització i on es fa servir?</text:span></text:p>
      <text:p text:style-name="P3"/>
      <text:p text:style-name="P3">4) Explica breument qu<text:span text:style-name="T11">è</text:span> és el protocol SSL</text:p>
      <text:p text:style-name="P3"/>
      <text:p text:style-name="P3">5) Com s’emet un certificat? Qui ho emet, habitualment?</text:p>
      <text:p text:style-name="P3"/>
      <text:p text:style-name="P4">6) Quines són les 4 principals utilitats dels mecanismes criptogràfics</text:p>
      <text:p text:style-name="P4"/>
      <text:p text:style-name="P6"><text:span text:style-name="T11">7) </text:span><text:bookmark text:name="docs-internal-guid-ece961fc-7fff-117b-5585-7395f07c324c"/><text:span text:style-name="T8">Explica les diferents etapes del xifrat asimètric, inclou un exemple amb un emi</text:span><text:span text:style-name="T9">s</text:span><text:span text:style-name="T8">sor A, un receptor B i un missatge M</text:span></text:p>
      <text:p text:style-name="P6"><text:span text:style-name="T8"/></text:p>
      <text:p text:style-name="P4"><text:span text:style-name="T8">8) Com és el procés de comprovació quan es rep un document signat electrònicament.</text:span></text:p>
      <text:p text:style-name="P6"><text:span text:style-name="T8"/></text:p>
      <text:p text:style-name="P7"><text:span text:style-name="T2"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6:59:40.585429110</meta:creation-date>
    <dc:date>2021-11-13T17:15:16.773400853</dc:date>
    <meta:editing-duration>PT3M46S</meta:editing-duration>
    <meta:editing-cycles>1</meta:editing-cycles>
    <meta:document-statistic meta:table-count="0" meta:image-count="0" meta:object-count="0" meta:page-count="1" meta:paragraph-count="10" meta:word-count="147" meta:character-count="832" meta:non-whitespace-character-count="690"/>
    <meta:generator>LibreOffice/6.4.7.2$Linux_X86_64 LibreOffice_project/40$Build-2</meta:generator>
  </office:meta>
</office:document-meta>
</file>